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Gruenewald VA" svg:font-family="'Gruenewald VA'" style:font-pitch="variable"/>
    <style:font-face style:name="MV Boli" svg:font-family="'MV Boli'" style:font-pitch="variable"/>
    <style:font-face style:name="Chiller" svg:font-family="Chiller" style:font-family-generic="decorative" style:font-pitch="variable"/>
    <style:font-face style:name="Harlow Solid Italic" svg:font-family="'Harlow Solid Italic'" style:font-family-generic="decorative" style:font-pitch="variable"/>
    <style:font-face style:name="Harrington" svg:font-family="Harrington" style:font-family-generic="decorative" style:font-pitch="variable"/>
    <style:font-face style:name="Onyx" svg:font-family="Onyx" style:font-family-generic="decorative" style:font-pitch="variable"/>
    <style:font-face style:name="Ravie" svg:font-family="Ravie" style:font-family-generic="decorative" style:font-pitch="variable"/>
    <style:font-face style:name="Tempus Sans ITC" svg:font-family="'Tempus Sans ITC'" style:font-family-generic="decorative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Brush Script MT" svg:font-family="'Brush Script MT'" style:font-family-generic="script" style:font-pitch="variable"/>
    <style:font-face style:name="Freestyle Script" svg:font-family="'Freestyle Script'" style:font-family-generic="script" style:font-pitch="variable"/>
    <style:font-face style:name="French Script MT" svg:font-family="'French Script MT'" style:font-family-generic="script" style:font-pitch="variable"/>
    <style:font-face style:name="Informal Roman" svg:font-family="'Informal Roman'" style:font-family-generic="script" style:font-pitch="variable"/>
    <style:font-face style:name="Kristen ITC" svg:font-family="'Kristen ITC'" style:font-family-generic="script" style:font-pitch="variable"/>
    <style:font-face style:name="Kunstler Script" svg:font-family="'Kunstler Script'" style:font-family-generic="script" style:font-pitch="variable"/>
    <style:font-face style:name="Lucida Calligraphy" svg:font-family="'Lucida Calligraphy'" style:font-family-generic="script" style:font-pitch="variable"/>
    <style:font-face style:name="Lucida Handwriting" svg:font-family="'Lucida Handwriting'" style:font-family-generic="script" style:font-pitch="variable"/>
    <style:font-face style:name="Mistral" svg:font-family="Mistral" style:font-family-generic="script" style:font-pitch="variable"/>
    <style:font-face style:name="Monotype Corsiva" svg:font-family="'Monotype Corsiva'" style:font-family-generic="script" style:font-pitch="variable"/>
    <style:font-face style:name="Old English Text MT" svg:font-family="'Old English Text MT'" style:font-family-generic="script" style:font-pitch="variable"/>
    <style:font-face style:name="Parchment" svg:font-family="Parchment" style:font-family-generic="script" style:font-pitch="variable"/>
    <style:font-face style:name="Pristina" svg:font-family="Pristina" style:font-family-generic="script" style:font-pitch="variable"/>
    <style:font-face style:name="Viner Hand ITC" svg:font-family="'Viner Hand ITC'" style:font-family-generic="script" style:font-pitch="variable"/>
    <style:font-face style:name="Vivaldi" svg:font-family="Vivaldi" style:font-family-generic="script" style:font-pitch="variable"/>
    <style:font-face style:name="Vladimir Script" svg:font-family="'Vladimir Script'" style:font-family-generic="script" style:font-pitch="variable"/>
    <style:font-face style:name="Arial" svg:font-family="Arial" style:font-family-generic="swiss" style:font-pitch="variable"/>
    <style:font-face style:name="Nueva Std" svg:font-family="'Nueva Std'" style:font-family-generic="swiss" style:font-pitch="variable"/>
    <style:font-face style:name="Segoe Script" svg:font-family="'Segoe Script'" style:font-family-generic="swiss" style:font-pitch="variable"/>
    <style:font-face style:name="Vijaya" svg:font-family="Vijay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Harlow Solid Italic" fo:font-size="40pt" style:font-size-asian="40pt" style:font-size-complex="40pt"/>
    </style:style>
    <style:style style:name="P2" style:family="paragraph" style:parent-style-name="Standard">
      <style:text-properties style:font-name="Brush Script MT" fo:font-size="40pt" style:font-size-asian="40pt" style:font-size-complex="40pt"/>
    </style:style>
    <style:style style:name="P3" style:family="paragraph" style:parent-style-name="Standard">
      <style:text-properties style:font-name="Chiller" fo:font-size="40pt" style:font-size-asian="40pt" style:font-size-complex="40pt"/>
    </style:style>
    <style:style style:name="P4" style:family="paragraph" style:parent-style-name="Standard">
      <style:text-properties style:font-name="Freestyle Script" fo:font-size="40pt" style:font-size-asian="40pt" style:font-size-complex="40pt"/>
    </style:style>
    <style:style style:name="P5" style:family="paragraph" style:parent-style-name="Standard">
      <style:text-properties style:font-name="French Script MT" fo:font-size="40pt" style:font-size-asian="40pt" style:font-size-complex="40pt"/>
    </style:style>
    <style:style style:name="P6" style:family="paragraph" style:parent-style-name="Standard">
      <style:text-properties style:font-name="Gruenewald VA" fo:font-size="40pt" style:font-size-asian="40pt" style:font-size-complex="40pt"/>
    </style:style>
    <style:style style:name="P7" style:family="paragraph" style:parent-style-name="Standard">
      <style:text-properties style:font-name="Harrington" fo:font-size="40pt" style:font-size-asian="40pt" style:font-size-complex="40pt"/>
    </style:style>
    <style:style style:name="P8" style:family="paragraph" style:parent-style-name="Standard">
      <style:text-properties style:font-name="Informal Roman" fo:font-size="40pt" style:font-size-asian="40pt" style:font-size-complex="40pt"/>
    </style:style>
    <style:style style:name="P9" style:family="paragraph" style:parent-style-name="Standard">
      <style:text-properties style:font-name="Kristen ITC" fo:font-size="40pt" style:font-size-asian="40pt" style:font-size-complex="40pt"/>
    </style:style>
    <style:style style:name="P10" style:family="paragraph" style:parent-style-name="Standard">
      <style:text-properties style:font-name="Kunstler Script" fo:font-size="40pt" style:font-size-asian="40pt" style:font-size-complex="40pt"/>
    </style:style>
    <style:style style:name="P11" style:family="paragraph" style:parent-style-name="Standard">
      <style:text-properties style:font-name="Lucida Calligraphy" fo:font-size="40pt" style:font-size-asian="40pt" style:font-size-complex="40pt"/>
    </style:style>
    <style:style style:name="P12" style:family="paragraph" style:parent-style-name="Standard">
      <style:text-properties style:font-name="Lucida Handwriting" fo:font-size="40pt" style:font-size-asian="40pt" style:font-size-complex="40pt"/>
    </style:style>
    <style:style style:name="P13" style:family="paragraph" style:parent-style-name="Standard">
      <style:text-properties style:font-name="Mistral" fo:font-size="40pt" style:font-size-asian="40pt" style:font-size-complex="40pt"/>
    </style:style>
    <style:style style:name="P14" style:family="paragraph" style:parent-style-name="Standard">
      <style:text-properties style:font-name="Monotype Corsiva" fo:font-size="40pt" style:font-size-asian="40pt" style:font-size-complex="40pt"/>
    </style:style>
    <style:style style:name="P15" style:family="paragraph" style:parent-style-name="Standard">
      <style:text-properties style:font-name="MV Boli" fo:font-size="40pt" style:font-size-asian="40pt" style:font-size-complex="40pt"/>
    </style:style>
    <style:style style:name="P16" style:family="paragraph" style:parent-style-name="Standard">
      <style:text-properties style:font-name="Nueva Std" fo:font-size="40pt" style:font-size-asian="40pt" style:font-size-complex="40pt"/>
    </style:style>
    <style:style style:name="P17" style:family="paragraph" style:parent-style-name="Standard">
      <style:text-properties style:font-name="Old English Text MT" fo:font-size="40pt" style:font-size-asian="40pt" style:font-size-complex="40pt"/>
    </style:style>
    <style:style style:name="P18" style:family="paragraph" style:parent-style-name="Standard">
      <style:text-properties style:font-name="Onyx" fo:font-size="40pt" style:font-size-asian="40pt" style:font-size-complex="40pt"/>
    </style:style>
    <style:style style:name="P19" style:family="paragraph" style:parent-style-name="Standard">
      <style:text-properties style:font-name="Parchment" fo:font-size="40pt" style:font-size-asian="40pt" style:font-size-complex="40pt"/>
    </style:style>
    <style:style style:name="P20" style:family="paragraph" style:parent-style-name="Standard">
      <style:text-properties style:font-name="Pristina" fo:font-size="40pt" style:font-size-asian="40pt" style:font-size-complex="40pt"/>
    </style:style>
    <style:style style:name="P21" style:family="paragraph" style:parent-style-name="Standard">
      <style:text-properties style:font-name="Ravie" fo:font-size="40pt" style:font-size-asian="40pt" style:font-size-complex="40pt"/>
    </style:style>
    <style:style style:name="P22" style:family="paragraph" style:parent-style-name="Standard">
      <style:text-properties style:font-name="Segoe Script" fo:font-size="40pt" style:font-size-asian="40pt" style:font-size-complex="40pt"/>
    </style:style>
    <style:style style:name="P23" style:family="paragraph" style:parent-style-name="Standard">
      <style:text-properties style:font-name="Tempus Sans ITC" fo:font-size="40pt" style:font-size-asian="40pt" style:font-size-complex="40pt"/>
    </style:style>
    <style:style style:name="P24" style:family="paragraph" style:parent-style-name="Standard">
      <style:text-properties style:font-name="Vijaya" fo:font-size="40pt" style:font-size-asian="40pt" style:font-size-complex="40pt"/>
    </style:style>
    <style:style style:name="P25" style:family="paragraph" style:parent-style-name="Standard">
      <style:text-properties style:font-name="Viner Hand ITC" fo:font-size="40pt" style:font-size-asian="40pt" style:font-size-complex="40pt"/>
    </style:style>
    <style:style style:name="P26" style:family="paragraph" style:parent-style-name="Standard">
      <style:text-properties style:font-name="Vivaldi" fo:font-size="40pt" style:font-size-asian="40pt" style:font-size-complex="40pt"/>
    </style:style>
    <style:style style:name="P27" style:family="paragraph" style:parent-style-name="Standard">
      <style:text-properties style:font-name="Vladimir Script" fo:font-size="40pt" style:font-size-asian="40pt" style:font-size-complex="40pt"/>
    </style:style>
    <style:style style:name="P28" style:family="paragraph" style:parent-style-name="Standard">
      <style:text-properties style:font-name="Times New Roman" fo:font-size="40pt" style:font-size-asian="40pt" style:font-size-complex="40pt"/>
    </style:style>
    <style:style style:name="P29" style:family="paragraph" style:parent-style-name="Standard">
      <style:paragraph-properties fo:break-before="page"/>
      <style:text-properties style:font-name="Harlow Solid Italic" fo:font-size="40pt" style:font-size-asian="40pt" style:font-size-complex="4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dge</text:p>
      <text:p text:style-name="P2">Fudge</text:p>
      <text:p text:style-name="P3">Fudge</text:p>
      <text:p text:style-name="P4">Fudge</text:p>
      <text:p text:style-name="P5">Fudge</text:p>
      <text:p text:style-name="P6">Fudge</text:p>
      <text:p text:style-name="P7">Fudge</text:p>
      <text:p text:style-name="P8">Fudge</text:p>
      <text:p text:style-name="P9">Fudge</text:p>
      <text:p text:style-name="P10">Fudge</text:p>
      <text:p text:style-name="P11">Fudge</text:p>
      <text:p text:style-name="P12">Fudge</text:p>
      <text:p text:style-name="P13">Fudge</text:p>
      <text:p text:style-name="P14">Fudge</text:p>
      <text:p text:style-name="P15">Fudge</text:p>
      <text:p text:style-name="P16">Fudge</text:p>
      <text:p text:style-name="P17">Fudge</text:p>
      <text:p text:style-name="P18">Fudge</text:p>
      <text:p text:style-name="P19">Fudge</text:p>
      <text:p text:style-name="P20">Fudge</text:p>
      <text:p text:style-name="P21">Fudge</text:p>
      <text:p text:style-name="P22">Fudge</text:p>
      <text:p text:style-name="P23">Fudge</text:p>
      <text:p text:style-name="P24">Fudge</text:p>
      <text:p text:style-name="P25">Fudge</text:p>
      <text:p text:style-name="P26">Fudge</text:p>
      <text:p text:style-name="P27">Fudge</text:p>
      <text:p text:style-name="P28">Fudge</text:p>
      <text:p text:style-name="P1"/>
      <text:p text:style-name="P29">FUDGE</text:p>
      <text:p text:style-name="P2">FUDGE</text:p>
      <text:p text:style-name="P3">FUDGE</text:p>
      <text:p text:style-name="P4">FUDGE</text:p>
      <text:p text:style-name="P5">FUDGE</text:p>
      <text:p text:style-name="P6">FUDGE</text:p>
      <text:p text:style-name="P7">FUDGE</text:p>
      <text:p text:style-name="P8">FUDGE</text:p>
      <text:p text:style-name="P9">FUDGE</text:p>
      <text:p text:style-name="P10">FUDGE</text:p>
      <text:p text:style-name="P11">FUDGE</text:p>
      <text:p text:style-name="P12">FUDGE</text:p>
      <text:p text:style-name="P13">FUDGE</text:p>
      <text:p text:style-name="P14">FUDGE</text:p>
      <text:p text:style-name="P15">FUDGE</text:p>
      <text:p text:style-name="P16">FUDGE</text:p>
      <text:p text:style-name="P17">FUDGE</text:p>
      <text:p text:style-name="P18">FUDGE</text:p>
      <text:p text:style-name="P19">FUDGE</text:p>
      <text:p text:style-name="P20">FUDGE</text:p>
      <text:p text:style-name="P21">FUDGE</text:p>
      <text:p text:style-name="P22">FUDGE</text:p>
      <text:p text:style-name="P23">FUDGE</text:p>
      <text:p text:style-name="P24">FUDGE</text:p>
      <text:p text:style-name="P25">FUDGE</text:p>
      <text:p text:style-name="P26">FUDGE</text:p>
      <text:p text:style-name="P27">FUDGE</text:p>
      <text:p text:style-name="P28">FUDG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Gruenewald VA" svg:font-family="'Gruenewald VA'" style:font-pitch="variable"/>
    <style:font-face style:name="MV Boli" svg:font-family="'MV Boli'" style:font-pitch="variable"/>
    <style:font-face style:name="Chiller" svg:font-family="Chiller" style:font-family-generic="decorative" style:font-pitch="variable"/>
    <style:font-face style:name="Harlow Solid Italic" svg:font-family="'Harlow Solid Italic'" style:font-family-generic="decorative" style:font-pitch="variable"/>
    <style:font-face style:name="Harrington" svg:font-family="Harrington" style:font-family-generic="decorative" style:font-pitch="variable"/>
    <style:font-face style:name="Onyx" svg:font-family="Onyx" style:font-family-generic="decorative" style:font-pitch="variable"/>
    <style:font-face style:name="Ravie" svg:font-family="Ravie" style:font-family-generic="decorative" style:font-pitch="variable"/>
    <style:font-face style:name="Tempus Sans ITC" svg:font-family="'Tempus Sans ITC'" style:font-family-generic="decorative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Brush Script MT" svg:font-family="'Brush Script MT'" style:font-family-generic="script" style:font-pitch="variable"/>
    <style:font-face style:name="Freestyle Script" svg:font-family="'Freestyle Script'" style:font-family-generic="script" style:font-pitch="variable"/>
    <style:font-face style:name="French Script MT" svg:font-family="'French Script MT'" style:font-family-generic="script" style:font-pitch="variable"/>
    <style:font-face style:name="Informal Roman" svg:font-family="'Informal Roman'" style:font-family-generic="script" style:font-pitch="variable"/>
    <style:font-face style:name="Kristen ITC" svg:font-family="'Kristen ITC'" style:font-family-generic="script" style:font-pitch="variable"/>
    <style:font-face style:name="Kunstler Script" svg:font-family="'Kunstler Script'" style:font-family-generic="script" style:font-pitch="variable"/>
    <style:font-face style:name="Lucida Calligraphy" svg:font-family="'Lucida Calligraphy'" style:font-family-generic="script" style:font-pitch="variable"/>
    <style:font-face style:name="Lucida Handwriting" svg:font-family="'Lucida Handwriting'" style:font-family-generic="script" style:font-pitch="variable"/>
    <style:font-face style:name="Mistral" svg:font-family="Mistral" style:font-family-generic="script" style:font-pitch="variable"/>
    <style:font-face style:name="Monotype Corsiva" svg:font-family="'Monotype Corsiva'" style:font-family-generic="script" style:font-pitch="variable"/>
    <style:font-face style:name="Old English Text MT" svg:font-family="'Old English Text MT'" style:font-family-generic="script" style:font-pitch="variable"/>
    <style:font-face style:name="Parchment" svg:font-family="Parchment" style:font-family-generic="script" style:font-pitch="variable"/>
    <style:font-face style:name="Pristina" svg:font-family="Pristina" style:font-family-generic="script" style:font-pitch="variable"/>
    <style:font-face style:name="Viner Hand ITC" svg:font-family="'Viner Hand ITC'" style:font-family-generic="script" style:font-pitch="variable"/>
    <style:font-face style:name="Vivaldi" svg:font-family="Vivaldi" style:font-family-generic="script" style:font-pitch="variable"/>
    <style:font-face style:name="Vladimir Script" svg:font-family="'Vladimir Script'" style:font-family-generic="script" style:font-pitch="variable"/>
    <style:font-face style:name="Arial" svg:font-family="Arial" style:font-family-generic="swiss" style:font-pitch="variable"/>
    <style:font-face style:name="Nueva Std" svg:font-family="'Nueva Std'" style:font-family-generic="swiss" style:font-pitch="variable"/>
    <style:font-face style:name="Segoe Script" svg:font-family="'Segoe Script'" style:font-family-generic="swiss" style:font-pitch="variable"/>
    <style:font-face style:name="Vijaya" svg:font-family="Vijay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95cm" fo:margin-bottom="2cm" fo:margin-left="2cm" fo:margin-right="2cm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rka Dell'Oro-Friedl</meta:initial-creator>
    <meta:creation-date>2018-10-28T19:49:51.97</meta:creation-date>
    <dc:date>2018-10-28T20:02:44.24</dc:date>
    <dc:creator>Jirka Dell'Oro-Friedl</dc:creator>
    <meta:editing-duration>PT12M38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2" meta:paragraph-count="56" meta:word-count="56" meta:character-count="280"/>
  </office:meta>
</office:document-meta>
</file>